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ibm-plex-mono" svg:font-family="'var font-ibm-plex-mono'"/>
  </office:font-face-decls>
  <office:automatic-styles>
    <style:style style:name="P1" style:family="paragraph" style:parent-style-name="Horizontal_20_Line">
      <style:text-properties style:font-name="C059"/>
    </style:style>
    <style:style style:name="P2" style:family="paragraph" style:parent-style-name="Heading_20_4">
      <style:text-properties style:font-name="C059"/>
    </style:style>
    <style:style style:name="P3" style:family="paragraph" style:parent-style-name="Preformatted_20_Text">
      <loext:graphic-properties draw:fill="solid" draw:fill-color="#222222" draw:opacity="100%"/>
      <style:paragraph-properties fo:margin-left="0cm" fo:margin-right="0cm" fo:margin-top="0cm" fo:margin-bottom="0.247cm" style:contextual-spacing="false" fo:text-indent="0cm" style:auto-text-indent="false" fo:background-color="#222222"/>
    </style:style>
    <style:style style:name="P4" style:family="paragraph" style:parent-style-name="Preformatted_20_Text">
      <loext:graphic-properties draw:fill="solid" draw:fill-color="#222222" draw:opacity="100%"/>
      <style:paragraph-properties fo:margin-top="0cm" fo:margin-bottom="0.247cm" style:contextual-spacing="false" fo:background-color="#222222"/>
      <style:text-properties style:font-name="C059"/>
    </style:style>
    <style:style style:name="P5" style:family="paragraph" style:parent-style-name="Standard">
      <style:text-properties style:font-name="C059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text-properties style:font-name="C059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C059"/>
    </style:style>
    <style:style style:name="P9" style:family="paragraph" style:parent-style-name="Text_20_body" style:list-style-name="L2">
      <style:text-properties style:font-name="C059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059"/>
    </style:style>
    <style:style style:name="T1" style:family="text">
      <style:text-properties fo:color="#e6e6e6" loext:opacity="100%" style:font-name="var font-ibm-plex-mono" loext:padding="0cm" loext:border="none"/>
    </style:style>
    <style:style style:name="T2" style:family="text">
      <style:text-properties fo:color="#e6e6e6" loext:opacity="100%" loext:padding="0cm" loext:border="none"/>
    </style:style>
    <style:style style:name="T3" style:family="text">
      <style:text-properties fo:color="#e6e6e6" loext:opacity="100%" style:font-name="DejaVu Sans Condensed" loext:padding="0cm" loext:border="none"/>
    </style:style>
    <style:style style:name="T4" style:family="text">
      <style:text-properties fo:color="#e6e6e6" loext:opacity="100%" style:font-name="Droid Sans Fallback" loext:padding="0cm" loext:border="none"/>
    </style:style>
    <style:style style:name="T5" style:family="text">
      <style:text-properties fo:color="#e6e6e6" loext:opacity="100%" style:font-name="C059" loext:padding="0cm" loext:border="none"/>
    </style:style>
    <style:style style:name="T6" style:family="text">
      <style:text-properties fo:color="#dcdcaa" loext:opacity="100%" style:font-name="var font-ibm-plex-mono" loext:padding="0cm" loext:border="none"/>
    </style:style>
    <style:style style:name="T7" style:family="text">
      <style:text-properties fo:color="#dcdcaa" loext:opacity="100%" loext:padding="0cm" loext:border="none"/>
    </style:style>
    <style:style style:name="T8" style:family="text">
      <style:text-properties fo:color="#dcdcaa" loext:opacity="100%" style:font-name="DejaVu Sans Condensed" loext:padding="0cm" loext:border="none"/>
    </style:style>
    <style:style style:name="T9" style:family="text">
      <style:text-properties fo:color="#dcdcaa" loext:opacity="100%" style:font-name="Droid Sans Fallback" loext:padding="0cm" loext:border="none"/>
    </style:style>
    <style:style style:name="T10" style:family="text">
      <style:text-properties fo:color="#dcdcaa" loext:opacity="100%" style:font-name="C059" loext:padding="0cm" loext:border="none"/>
    </style:style>
    <style:style style:name="T11" style:family="text">
      <style:text-properties fo:color="#ce9178" loext:opacity="100%" style:font-name="var font-ibm-plex-mono" loext:padding="0cm" loext:border="none"/>
    </style:style>
    <style:style style:name="T12" style:family="text">
      <style:text-properties fo:color="#ce9178" loext:opacity="100%" loext:padding="0cm" loext:border="none"/>
    </style:style>
    <style:style style:name="T13" style:family="text">
      <style:text-properties fo:color="#ce9178" loext:opacity="100%" style:font-name="DejaVu Sans Condensed" loext:padding="0cm" loext:border="none"/>
    </style:style>
    <style:style style:name="T14" style:family="text">
      <style:text-properties fo:color="#ce9178" loext:opacity="100%" style:font-name="Droid Sans Fallback" loext:padding="0cm" loext:border="none"/>
    </style:style>
    <style:style style:name="T15" style:family="text">
      <style:text-properties fo:color="#ce9178" loext:opacity="100%" style:font-name="C059" loext:padding="0cm" loext:border="none"/>
    </style:style>
    <style:style style:name="T16" style:family="text">
      <style:text-properties fo:color="#6a9955" loext:opacity="100%" style:font-name="var font-ibm-plex-mono" loext:padding="0cm" loext:border="none"/>
    </style:style>
    <style:style style:name="T17" style:family="text">
      <style:text-properties fo:color="#6a9955" loext:opacity="100%" loext:padding="0cm" loext:border="none"/>
    </style:style>
    <style:style style:name="T18" style:family="text">
      <style:text-properties fo:color="#6a9955" loext:opacity="100%" style:font-name="DejaVu Sans Condensed" loext:padding="0cm" loext:border="none"/>
    </style:style>
    <style:style style:name="T19" style:family="text">
      <style:text-properties fo:color="#6a9955" loext:opacity="100%" style:font-name="Droid Sans Fallback" loext:padding="0cm" loext:border="none"/>
    </style:style>
    <style:style style:name="T20" style:family="text">
      <style:text-properties fo:color="#6a9955" loext:opacity="100%" style:font-name="C059" loext:padding="0cm" loext:border="none"/>
    </style:style>
    <style:style style:name="T21" style:family="text">
      <style:text-properties fo:color="#d7ba7d" loext:opacity="100%" style:font-name="var font-ibm-plex-mono" loext:padding="0cm" loext:border="none"/>
    </style:style>
    <style:style style:name="T22" style:family="text">
      <style:text-properties fo:color="#d7ba7d" loext:opacity="100%" loext:padding="0cm" loext:border="none"/>
    </style:style>
    <style:style style:name="T23" style:family="text">
      <style:text-properties fo:color="#d7ba7d" loext:opacity="100%" style:font-name="DejaVu Sans Condensed" loext:padding="0cm" loext:border="none"/>
    </style:style>
    <style:style style:name="T24" style:family="text">
      <style:text-properties fo:color="#d7ba7d" loext:opacity="100%" style:font-name="Droid Sans Fallback" loext:padding="0cm" loext:border="none"/>
    </style:style>
    <style:style style:name="T25" style:family="text">
      <style:text-properties fo:color="#d7ba7d" loext:opacity="100%" style:font-name="C059" loext:padding="0cm" loext:border="none"/>
    </style:style>
    <style:style style:name="T26" style:family="text">
      <style:text-properties style:font-name="DejaVu Sans Condensed"/>
    </style:style>
    <style:style style:name="T27" style:family="text">
      <style:text-properties style:font-name="Droid Sans Fallback"/>
    </style:style>
    <style:style style:name="T28" style:family="text">
      <style:text-properties style:font-name="C05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28">Вот полный </text:span><text:span text:style-name="Strong_20_Emphasis"><text:span text:style-name="T28">FAQ по управлению ботом на сервере</text:span></text:span><text:span text:style-name="T28"> (для gdpx.ru)</text:span></text:h>
      <text:p text:style-name="P1"/>
      <text:p text:style-name="P6"><text:span text:style-name="Strong_20_Emphasis"><text:span text:style-name="T28">GD PX BOT — FAQ по управлению на сервере</text:span></text:span><text:span text:style-name="T28"><text:line-break/>(Версия от 12 апреля 2026)</text:span></text:p>
      <text:h text:style-name="P2" text:outline-level="4">1. Основные команды для работы с ботом<text:line-break/></text:h>
      <text:p text:style-name="P6"><text:span text:style-name="Strong_20_Emphasis"><text:span text:style-name="T28">Перейти в папку проекта</text:span></text:span></text:p>
      <text:p text:style-name="P7">Bash</text:p>
      <text:p text:style-name="P3"><text:span text:style-name="Source_20_Text"><text:span text:style-name="T10">cd</text:span></text:span><text:span text:style-name="Source_20_Text"><text:span text:style-name="T15"> /root/gdpx_bot</text:span></text:span></text:p>
      <text:p text:style-name="P6"><text:span text:style-name="Strong_20_Emphasis"><text:span text:style-name="T28"><text:line-break/>Перезапустить бота (самая частая команда)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restart bot</text:span></text:span></text:p>
      <text:p text:style-name="P6"><text:span text:style-name="Strong_20_Emphasis"><text:span text:style-name="T28"><text:line-break/>Полная пересборка бота (когда меняешь код)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down</text:span></text:span></text:p>
      <text:p text:style-name="P3"><text:span text:style-name="Source_20_Text"><text:span text:style-name="T10">docker</text:span></text:span><text:span text:style-name="Source_20_Text"><text:span text:style-name="T15"> compose up -d --build</text:span></text:span></text:p>
      <text:p text:style-name="P6"><text:span text:style-name="Strong_20_Emphasis"><text:span text:style-name="T28"><text:line-break/>Посмотреть логи бота в реальном времени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logs bot --follow</text:span></text:span></text:p>
      <text:p text:style-name="P6"><text:span text:style-name="Strong_20_Emphasis"><text:span text:style-name="T28"><text:line-break/>Посмотреть последние 50 строк лога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logs bot --tail=50</text:span></text:span></text:p>
      <text:p text:style-name="P6"><text:span text:style-name="Strong_20_Emphasis"><text:span text:style-name="T28"><text:line-break/>Посмотреть логи worker'а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logs worker --tail=50</text:span></text:span></text:p>
      <text:p text:style-name="P6"><text:span text:style-name="Strong_20_Emphasis"><text:span text:style-name="T28"><text:line-break/>Остановить всё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down</text:span></text:span></text:p>
      <text:p text:style-name="P6"><text:soft-page-break/><text:span text:style-name="Strong_20_Emphasis"><text:span text:style-name="T28"><text:line-break/>Запустить всё заново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up -d --build</text:span></text:span></text:p>
      <text:p text:style-name="P1"/>
      <text:h text:style-name="P2" text:outline-level="4">2. Управление данными (очень важно!)</text:h>
      <text:p text:style-name="P6"><text:span text:style-name="Strong_20_Emphasis"><text:span text:style-name="T28">НЕ ДЕЛАЙ</text:span></text:span><text:span text:style-name="T28">: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down -v</text:span></text:span><text:span text:style-name="Source_20_Text"><text:span text:style-name="T20"> <text:s text:c="4"/># ← Это удаляет всю базу данных!</text:span></text:span></text:p>
      <text:p text:style-name="P6"><text:span text:style-name="Strong_20_Emphasis"><text:span text:style-name="T28"><text:line-break/>Правильный способ остановки</text:span></text:span><text:span text:style-name="T28">: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down</text:span></text:span></text:p>
      <text:p text:style-name="P6"><text:span text:style-name="Strong_20_Emphasis"><text:span text:style-name="T28"><text:line-break/>Проверить, что данные сохраняются</text:span></text:span><text:span text:style-name="T28"> — папки на сервере:</text:span></text:p>
      <text:list text:style-name="L2">
        <text:list-item>
          <text:p text:style-name="P8">/root/gdpx_bot/data/postgres — база данных </text:p>
        </text:list-item>
        <text:list-item>
          <text:p text:style-name="P9">/root/gdpx_bot/data/redis — кэш Redis </text:p>
        </text:list-item>
      </text:list>
      <text:p text:style-name="P1"/>
      <text:h text:style-name="P2" text:outline-level="4"/>
      <text:h text:style-name="P2" text:outline-level="4">3. Обновление бота (как заливать новый код)</text:h>
      <text:p text:style-name="P10"><text:line-break/>Самый удобный способ:</text:p>
      <text:p text:style-name="P7"><text:line-break/>Bash</text:p>
      <text:p text:style-name="P3"><text:span text:style-name="Source_20_Text"><text:span text:style-name="T10">cd</text:span></text:span><text:span text:style-name="Source_20_Text"><text:span text:style-name="T15"> /root/gdpx_bot</text:span></text:span></text:p>
      <text:p text:style-name="P4"/>
      <text:p text:style-name="P3"><text:span text:style-name="Source_20_Text"><text:span text:style-name="T20"># С ноутбука (одной командой)</text:span></text:span></text:p>
      <text:p text:style-name="P3"><text:span text:style-name="Source_20_Text"><text:span text:style-name="T10">rsync</text:span></text:span><text:span text:style-name="Source_20_Text"><text:span text:style-name="T15"> -avz --progress --delete</text:span></text:span><text:span text:style-name="Source_20_Text"><text:span text:style-name="T25"> \</text:span></text:span></text:p>
      <text:p text:style-name="P3"><text:span text:style-name="Source_20_Text"><text:span text:style-name="T5">--exclude=</text:span></text:span><text:span text:style-name="Source_20_Text"><text:span text:style-name="T15">'.venv' --exclude='__pycache__' --exclude='data/postgres' --exclude='data/redis'</text:span></text:span><text:span text:style-name="Source_20_Text"><text:span text:style-name="T25"> \</text:span></text:span></text:p>
      <text:p text:style-name="P3"><text:span text:style-name="Source_20_Text"><text:span text:style-name="T5">~/Документы/Документы/gdpx_academy/ </text:span></text:span><text:span text:style-name="Source_20_Text"><text:span text:style-name="T15">root@147.45.43.142:/root/gdpx_bot/</text:span></text:span></text:p>
      <text:p text:style-name="P4"/>
      <text:p text:style-name="P3"><text:span text:style-name="Source_20_Text"><text:span text:style-name="T20"># На сервере после rsync</text:span></text:span></text:p>
      <text:p text:style-name="P3"><text:span text:style-name="Source_20_Text"><text:span text:style-name="T10">docker</text:span></text:span><text:span text:style-name="Source_20_Text"><text:span text:style-name="T15"> compose down</text:span></text:span></text:p>
      <text:p text:style-name="P3"><text:span text:style-name="Source_20_Text"><text:span text:style-name="T10">docker</text:span></text:span><text:span text:style-name="Source_20_Text"><text:span text:style-name="T15"> compose up -d --build</text:span></text:span></text:p>
      <text:p text:style-name="P1"/>
      <text:h text:style-name="P2" text:outline-level="4"><text:soft-page-break/><text:line-break/><text:line-break/><text:line-break/><text:line-break/>4. Полезные команды</text:h>
      <text:p text:style-name="P6"><text:span text:style-name="Strong_20_Emphasis"><text:span text:style-name="T28">Посмотреть статус всех контейнеров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ps</text:span></text:span></text:p>
      <text:p text:style-name="P6"><text:span text:style-name="Strong_20_Emphasis"><text:span text:style-name="T28"><text:line-break/>Зайти внутрь контейнера бота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exec bot bash</text:span></text:span></text:p>
      <text:p text:style-name="P6"><text:span text:style-name="Strong_20_Emphasis"><text:span text:style-name="T28"><text:line-break/>Перезапустить только worker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compose restart worker</text:span></text:span></text:p>
      <text:p text:style-name="P6"><text:span text:style-name="Strong_20_Emphasis"><text:span text:style-name="T28"><text:line-break/>Посмотреть использование ресурсов</text:span></text:span></text:p>
      <text:p text:style-name="P7">Bash</text:p>
      <text:p text:style-name="P3"><text:span text:style-name="Source_20_Text"><text:span text:style-name="T10">docker</text:span></text:span><text:span text:style-name="Source_20_Text"><text:span text:style-name="T15"> stats</text:span></text:span></text:p>
      <text:p text:style-name="P6"><text:span text:style-name="Strong_20_Emphasis"><text:span text:style-name="T28"><text:line-break/>Перезапустить Nginx</text:span></text:span></text:p>
      <text:p text:style-name="P7">Bash</text:p>
      <text:p text:style-name="P3"><text:span text:style-name="Source_20_Text"><text:span text:style-name="T10">sudo</text:span></text:span><text:span text:style-name="Source_20_Text"><text:span text:style-name="T15"> systemctl restart nginx</text:span></text:span></text:p>
      <text:p text:style-name="P6"><text:span text:style-name="Strong_20_Emphasis"><text:span text:style-name="T28"><text:line-break/>Проверить SSL-сертификат</text:span></text:span></text:p>
      <text:p text:style-name="P7">Bash</text:p>
      <text:p text:style-name="P3"><text:span text:style-name="Source_20_Text"><text:span text:style-name="T10">sudo</text:span></text:span><text:span text:style-name="Source_20_Text"><text:span text:style-name="T15"> certbot certificates</text:span></text:span></text:p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ibm-plex-mono" svg:font-family="'var font-ibm-plex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01:10:18.975288642</meta:creation-date>
    <dc:date>2026-04-13T01:13:25.664423096</dc:date>
    <meta:editing-duration>PT3M7S</meta:editing-duration>
    <meta:editing-cycles>1</meta:editing-cycles>
    <meta:document-statistic meta:table-count="0" meta:image-count="0" meta:object-count="0" meta:page-count="3" meta:paragraph-count="68" meta:word-count="253" meta:character-count="1713" meta:non-whitespace-character-count="1511"/>
    <meta:generator>LibreOffice/24.2.7.2$Linux_X86_64 LibreOffice_project/420$Build-2</meta:generator>
  </office:meta>
</office:document-meta>
</file>